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5000001D79188D34C5FDD8E59.png" manifest:media-type="image/png"/>
  <manifest:file-entry manifest:full-path="Pictures/1000000000000439000001B4D69F9573CF8C77B7.png" manifest:media-type="image/png"/>
  <manifest:file-entry manifest:full-path="Pictures/100000000000036D000001E714BC391E31CC70DC.png" manifest:media-type="image/png"/>
  <manifest:file-entry manifest:full-path="Pictures/10000000000000EB0000001FDC1494843E7E90AA.png" manifest:media-type="image/png"/>
  <manifest:file-entry manifest:full-path="Pictures/100000000000044A000000C40D65667FBEA30D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886cm" draw:z-index="0"><draw:image xlink:href="Pictures/1000000000000385000001D79188D34C5FDD8E59.png" xlink:type="simple" xlink:show="embed" xlink:actuate="onLoad"/></draw:frame></text:p>
      <text:p text:style-name="Standard"><draw:frame draw:style-name="fr1" draw:name="Figura3" text:anchor-type="paragraph" svg:width="17cm" svg:height="6.856cm" draw:z-index="2"><draw:image xlink:href="Pictures/1000000000000439000001B4D69F9573CF8C77B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Figura2" text:anchor-type="paragraph" svg:x="0.289cm" svg:y="0.152cm" svg:width="6.218cm" svg:height="0.82cm" draw:z-index="1"><draw:image xlink:href="Pictures/10000000000000EB0000001FDC1494843E7E90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4" text:anchor-type="paragraph" svg:width="17cm" svg:height="9.44cm" draw:z-index="3"><draw:image xlink:href="Pictures/100000000000036D000001E714BC391E31CC70DC.png" xlink:type="simple" xlink:show="embed" xlink:actuate="onLoad"/></draw:frame><text:soft-page-break/></text:p>
      <text:p text:style-name="Standard"><draw:frame draw:style-name="fr1" draw:name="Figura5" text:anchor-type="paragraph" svg:width="17cm" svg:height="3.034cm" draw:z-index="4"><draw:image xlink:href="Pictures/100000000000044A000000C40D65667FBEA30D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5:42:41.969000000</meta:creation-date>
    <dc:date>2018-04-06T16:22:52.669000000</dc:date>
    <meta:editing-duration>PT29M59S</meta:editing-duration>
    <meta:editing-cycles>3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0" meta:word-count="0" meta:character-count="0" meta:non-whitespace-character-count="0"/>
  </office:meta>
</office:document-meta>
</file>